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" svg:font-family="Times" style:font-family-generic="roman"/>
    <style:font-face style:name="Calibri" svg:font-family="Calibri" style:font-family-generic="swiss"/>
    <style:font-face style:name="Aparajita" svg:font-family="Aparajita" style:font-family-generic="modern" style:font-pitch="fixed"/>
    <style:font-face style:name="Courier New" svg:font-family="'Courier New'" style:font-family-generic="modern" style:font-pitch="fixed"/>
    <style:font-face style:name="WenQuanYi Zen Hei Sharp" svg:font-family="'WenQuanYi Zen Hei Sharp'" style:font-family-generic="modern" style:font-pitch="fixed"/>
    <style:font-face style:name="Consolas" svg:font-family="Consolas" style:font-family-generic="swiss" style:font-pitch="fixed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.4667in" table:align="left" style:may-break-between-rows="true"/>
    </style:style>
    <style:style style:name="Table1.A" style:family="table-column">
      <style:table-column-properties style:column-width="0.2403in"/>
    </style:style>
    <style:style style:name="Table1.B" style:family="table-column">
      <style:table-column-properties style:column-width="0.2326in"/>
    </style:style>
    <style:style style:name="Table1.D" style:family="table-column">
      <style:table-column-properties style:column-width="0.0743in"/>
    </style:style>
    <style:style style:name="Table1.E" style:family="table-column">
      <style:table-column-properties style:column-width="0.2222in"/>
    </style:style>
    <style:style style:name="Table1.F" style:family="table-column">
      <style:table-column-properties style:column-width="0.2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666666" style:font-name="Calibri1" fo:font-size="9pt" style:font-size-asian="9pt" style:font-size-complex="9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.0398in" fo:margin-bottom="0.0398in" fo:text-align="justify" style:justify-single-word="false"/>
      <style:text-properties fo:font-variant="normal" fo:text-transform="none" fo:color="#222222" style:font-name="Calibri1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Calibri1" fo:font-size="11pt" style:font-size-asian="11pt" style:font-size-complex="11pt"/>
    </style:style>
    <style:style style:name="P6" style:family="paragraph" style:parent-style-name="Text_20_body">
      <style:text-properties fo:font-size="6pt" style:font-size-asian="6pt" style:font-size-complex="6pt"/>
    </style:style>
    <style:style style:name="P7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Text_20_body">
      <style:paragraph-properties fo:margin-top="0in" fo:margin-bottom="0.161in" fo:text-align="center" style:justify-single-word="false"/>
      <style:text-properties style:font-name="Consolas" fo:font-size="11pt" style:font-size-asian="11pt" style:font-size-complex="11pt"/>
    </style:style>
    <style:style style:name="P9" style:family="paragraph" style:parent-style-name="Standard">
      <style:paragraph-properties fo:background-color="transparent" fo:padding="0in" fo:border="none" style:shadow="none">
        <style:background-image/>
      </style:paragraph-properties>
    </style:style>
    <style:style style:name="P10" style:family="paragraph" style:parent-style-name="Title">
      <style:paragraph-properties fo:margin-top="0.1256in" fo:margin-bottom="0.2402in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ext_20_body">
      <style:paragraph-properties fo:margin-top="0.0398in" fo:margin-bottom="0.0398in" fo:text-align="justify" style:justify-single-word="false"/>
      <style:text-properties style:font-name="Times" fo:font-size="12pt" style:font-size-asian="12pt" style:font-size-complex="12pt"/>
    </style:style>
    <style:style style:name="P13" style:family="paragraph" style:parent-style-name="Text_20_body" style:list-style-name="L1">
      <style:paragraph-properties fo:margin-top="0.0783in" fo:margin-bottom="0.0043in"/>
      <style:text-properties style:font-name="Calibri1" fo:font-size="8pt" style:font-size-asian="8pt" style:font-size-complex="8pt"/>
    </style:style>
    <style:style style:name="P14" style:family="paragraph" style:parent-style-name="Text_20_body" style:list-style-name="L1">
      <style:paragraph-properties fo:margin-top="0.0783in" fo:margin-bottom="0.0043in"/>
      <style:text-properties fo:font-size="8pt" style:font-size-asian="8pt" style:font-size-complex="8pt"/>
    </style:style>
    <style:style style:name="P15" style:family="paragraph" style:parent-style-name="Text_20_body" style:list-style-name="L1">
      <style:paragraph-properties fo:margin-top="0.0783in" fo:margin-bottom="0.0043in" fo:text-align="justify" style:justify-single-word="false"/>
      <style:text-properties fo:font-size="8pt" style:font-size-asian="8pt" style:font-size-complex="8pt"/>
    </style:style>
    <style:style style:name="P16" style:family="paragraph" style:parent-style-name="Text_20_body" style:list-style-name="L2">
      <style:paragraph-properties fo:margin-top="0.2362in" fo:margin-bottom="0.0398in" fo:text-align="justify" style:justify-single-word="false" fo:background-color="transparent" fo:padding="0in" fo:border="none" style:shadow="none">
        <style:background-image/>
      </style:paragraph-properties>
      <style:text-properties style:font-name="Calibri1"/>
    </style:style>
    <style:style style:name="P17" style:family="paragraph" style:parent-style-name="Text_20_body">
      <style:paragraph-properties fo:margin-top="0.1181in" fo:margin-bottom="0.0827in"/>
    </style:style>
    <style:style style:name="P18" style:family="paragraph" style:parent-style-name="Heading_20_1">
      <style:paragraph-properties fo:margin-top="0.1575in" fo:margin-bottom="0.0398in" fo:text-align="justify" style:justify-single-word="false"/>
      <style:text-properties style:font-name="Calibri1"/>
    </style:style>
    <style:style style:name="P19" style:family="paragraph" style:parent-style-name="Heading_20_1">
      <style:paragraph-properties fo:background-color="transparent" fo:padding="0in" fo:border="none" style:shadow="none">
        <style:background-image/>
      </style:paragraph-properties>
    </style:style>
    <style:style style:name="T1" style:family="text">
      <style:text-properties style:font-name="Calibri1"/>
    </style:style>
    <style:style style:name="T2" style:family="text">
      <style:text-properties style:font-name="Calibri1" fo:font-size="20pt" style:font-size-asian="20pt" style:font-size-complex="20pt"/>
    </style:style>
    <style:style style:name="T3" style:family="text">
      <style:text-properties fo:font-variant="normal" fo:text-transform="none" fo:color="#000000" style:font-name="Calibri1" fo:letter-spacing="normal" fo:background-color="transparent" loext:char-shading-value="0"/>
    </style:style>
    <style:style style:name="T4" style:family="text">
      <style:text-properties style:font-name="Times"/>
    </style:style>
    <style:style style:name="T5" style:family="text">
      <style:text-properties style:font-name="Times"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Отчет о выполнении з</text:span><text:span text:style-name="T2">адания </text:span><text:span text:style-name="T2">3</text:span><text:span text:style-name="T2"><text:line-break/>«</text:span><text:span text:style-name="T2">Алгоритм Дейкстры</text:span><text:span text:style-name="T2">»</text:span></text:p>
      <text:p text:style-name="P4">Казимов Хамидулла Нафисович</text:p>
      <text:p text:style-name="P5">Группа ИВ-522</text:p>
      <text:p text:style-name="P8">hkasimov1998@inbox.ru</text:p>
      <text:h text:style-name="Heading_20_1" text:outline-level="1">Постановка задачи</text:h>
      <text:p text:style-name="P12">Требуется реализовать алгоритм Дейкстры поиска кратчайшего пути от заданной вершины до всех остальных. Для хранения длин кратчайших путей (массив d[i]) следует использовать бинарную кучу (min-heap). Для хранения графа использовать матрицу смежности.</text:p>
      <text:p text:style-name="P12">Алгоритм Дейкстры находит кратчайший путь от одной из вершин графа до всех остальных. Алгоритм работает только для графов без ребер отрицательного веса (w ij ≥ 0)</text:p>
      <text:h text:style-name="P18" text:outline-level="1">Организация экспериментов</text:h>
      <text:list xml:id="list4608566911" text:style-name="L1">
        <text:list-item>
          <text:p text:style-name="P13">Эксперименты проводились на ноутбуке Lenovo V580c<text:line-break/>(CPU: Intel Core i5-3230M 2.60Ghz, RAM: 4GB)</text:p>
        </text:list-item>
        <text:list-item>
          <text:p text:style-name="P14"><text:span text:style-name="T1">О</text:span><text:span text:style-name="T1">перационная систем</text:span><text:span text:style-name="T1">а</text:span><text:span text:style-name="T1"> </text:span><text:span text:style-name="T1">Ubuntu 14.04.3 LTS x</text:span><text:span text:style-name="T1">64 </text:span><text:span text:style-name="T1">(компилятор gcc 4.8.</text:span><text:span text:style-name="T1">4</text:span><text:span text:style-name="T1">)</text:span></text:p>
        </text:list-item>
        <text:list-item>
          <text:p text:style-name="P15"><text:span text:style-name="T1">Ключи компиляции программы: -Wall -</text:span><text:span text:style-name="T1">o</text:span></text:p>
        </text:list-item>
      </text:list>
      <text:h text:style-name="P18" text:outline-level="1">Результаты экспериментов</text:h>
      <text:p text:style-name="P7"><text:span text:style-name="T5">Необходимо сформировать связный граф из 20 вершин и найти в нем кратчайший путь от вершины 1 до всех остальных. Граф и найденные кратчайшие пути включить в отчет. На экран вывести путь и его длину. Входной граф:</text:span><text:span text:style-name="T6"><text:tab/></text:span></text:p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A"/>
          <table:table-column table:style-name="Table1.D"/>
          <table:table-column table:style-name="Table1.E"/>
          <table:table-column table:style-name="Table1.F"/>
          <table:table-column table:style-name="Table1.B"/>
          <table:table-row>
            <table:table-cell table:style-name="Table1.A1" office:value-type="string">
              <text:p text:style-name="P11">I</text:p>
            </table:table-cell>
            <table:table-cell table:style-name="Table1.A1" office:value-type="string">
              <text:p text:style-name="P11">J</text:p>
            </table:table-cell>
            <table:table-cell table:style-name="Table1.A1" office:value-type="string">
              <text:p text:style-name="P11">W</text:p>
            </table:table-cell>
            <table:table-cell table:style-name="Table1.A1" office:value-type="string">
              <text:p text:style-name="P11"/>
            </table:table-cell>
            <table:table-cell table:style-name="Table1.A1" office:value-type="string">
              <text:p text:style-name="P11">I</text:p>
            </table:table-cell>
            <table:table-cell table:style-name="Table1.A1" office:value-type="string">
              <text:p text:style-name="P11">J</text:p>
            </table:table-cell>
            <table:table-cell table:style-name="Table1.G1" office:value-type="string">
              <text:p text:style-name="P11">W</text:p>
            </table:table-cell>
          </table:table-row>
          <table:table-row>
            <table:table-cell table:style-name="Table1.A2" office:value-type="string">
              <text:p text:style-name="P11">1</text:p>
            </table:table-cell>
            <table:table-cell table:style-name="Table1.A2" office:value-type="string">
              <text:p text:style-name="P11">2</text:p>
            </table:table-cell>
            <table:table-cell table:style-name="Table1.A2" office:value-type="string">
              <text:p text:style-name="P11">5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6</text:p>
            </table:table-cell>
            <table:table-cell table:style-name="Table1.A2" office:value-type="string">
              <text:p text:style-name="P11">7</text:p>
            </table:table-cell>
            <table:table-cell table:style-name="Table1.G2" office:value-type="string">
              <text:p text:style-name="P11">12</text:p>
            </table:table-cell>
          </table:table-row>
          <table:table-row>
            <table:table-cell table:style-name="Table1.A2" office:value-type="string">
              <text:p text:style-name="P11">1</text:p>
            </table:table-cell>
            <table:table-cell table:style-name="Table1.A2" office:value-type="string">
              <text:p text:style-name="P11">20</text:p>
            </table:table-cell>
            <table:table-cell table:style-name="Table1.A2" office:value-type="string">
              <text:p text:style-name="P11">9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4</text:p>
            </table:table-cell>
            <table:table-cell table:style-name="Table1.A2" office:value-type="string">
              <text:p text:style-name="P11">19</text:p>
            </table:table-cell>
            <table:table-cell table:style-name="Table1.G2" office:value-type="string">
              <text:p text:style-name="P11">13</text:p>
            </table:table-cell>
          </table:table-row>
          <table:table-row>
            <table:table-cell table:style-name="Table1.A2" office:value-type="string">
              <text:p text:style-name="P11">2</text:p>
            </table:table-cell>
            <table:table-cell table:style-name="Table1.A2" office:value-type="string">
              <text:p text:style-name="P11">20</text:p>
            </table:table-cell>
            <table:table-cell table:style-name="Table1.A2" office:value-type="string">
              <text:p text:style-name="P11">6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9</text:p>
            </table:table-cell>
            <table:table-cell table:style-name="Table1.A2" office:value-type="string">
              <text:p text:style-name="P11">7</text:p>
            </table:table-cell>
            <table:table-cell table:style-name="Table1.G2" office:value-type="string">
              <text:p text:style-name="P11">19</text:p>
            </table:table-cell>
          </table:table-row>
          <table:table-row>
            <table:table-cell table:style-name="Table1.A2" office:value-type="string">
              <text:p text:style-name="P11">1</text:p>
            </table:table-cell>
            <table:table-cell table:style-name="Table1.A2" office:value-type="string">
              <text:p text:style-name="P11">3</text:p>
            </table:table-cell>
            <table:table-cell table:style-name="Table1.A2" office:value-type="string">
              <text:p text:style-name="P11">8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9</text:p>
            </table:table-cell>
            <table:table-cell table:style-name="Table1.A2" office:value-type="string">
              <text:p text:style-name="P11">16</text:p>
            </table:table-cell>
            <table:table-cell table:style-name="Table1.G2" office:value-type="string">
              <text:p text:style-name="P11">4</text:p>
            </table:table-cell>
          </table:table-row>
          <table:table-row>
            <table:table-cell table:style-name="Table1.A2" office:value-type="string">
              <text:p text:style-name="P11">2</text:p>
            </table:table-cell>
            <table:table-cell table:style-name="Table1.A2" office:value-type="string">
              <text:p text:style-name="P11">15</text:p>
            </table:table-cell>
            <table:table-cell table:style-name="Table1.A2" office:value-type="string">
              <text:p text:style-name="P11">4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7</text:p>
            </table:table-cell>
            <table:table-cell table:style-name="Table1.A2" office:value-type="string">
              <text:p text:style-name="P11">16</text:p>
            </table:table-cell>
            <table:table-cell table:style-name="Table1.G2" office:value-type="string">
              <text:p text:style-name="P11">8</text:p>
            </table:table-cell>
          </table:table-row>
          <table:table-row>
            <table:table-cell table:style-name="Table1.A2" office:value-type="string">
              <text:p text:style-name="P11">15</text:p>
            </table:table-cell>
            <table:table-cell table:style-name="Table1.A2" office:value-type="string">
              <text:p text:style-name="P11">13</text:p>
            </table:table-cell>
            <table:table-cell table:style-name="Table1.A2" office:value-type="string">
              <text:p text:style-name="P11">4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6</text:p>
            </table:table-cell>
            <table:table-cell table:style-name="Table1.A2" office:value-type="string">
              <text:p text:style-name="P11">18</text:p>
            </table:table-cell>
            <table:table-cell table:style-name="Table1.G2" office:value-type="string">
              <text:p text:style-name="P11">14</text:p>
            </table:table-cell>
          </table:table-row>
          <table:table-row>
            <table:table-cell table:style-name="Table1.A2" office:value-type="string">
              <text:p text:style-name="P11">20</text:p>
            </table:table-cell>
            <table:table-cell table:style-name="Table1.A2" office:value-type="string">
              <text:p text:style-name="P11">9</text:p>
            </table:table-cell>
            <table:table-cell table:style-name="Table1.A2" office:value-type="string">
              <text:p text:style-name="P11">6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9</text:p>
            </table:table-cell>
            <table:table-cell table:style-name="Table1.A2" office:value-type="string">
              <text:p text:style-name="P11">11</text:p>
            </table:table-cell>
            <table:table-cell table:style-name="Table1.G2" office:value-type="string">
              <text:p text:style-name="P11">3</text:p>
            </table:table-cell>
          </table:table-row>
          <table:table-row>
            <table:table-cell table:style-name="Table1.A2" office:value-type="string">
              <text:p text:style-name="P11">9</text:p>
            </table:table-cell>
            <table:table-cell table:style-name="Table1.A2" office:value-type="string">
              <text:p text:style-name="P11">3</text:p>
            </table:table-cell>
            <table:table-cell table:style-name="Table1.A2" office:value-type="string">
              <text:p text:style-name="P11">5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1</text:p>
            </table:table-cell>
            <table:table-cell table:style-name="Table1.A2" office:value-type="string">
              <text:p text:style-name="P11">18</text:p>
            </table:table-cell>
            <table:table-cell table:style-name="Table1.G2" office:value-type="string">
              <text:p text:style-name="P11">10</text:p>
            </table:table-cell>
          </table:table-row>
          <table:table-row>
            <table:table-cell table:style-name="Table1.A2" office:value-type="string">
              <text:p text:style-name="P11">3</text:p>
            </table:table-cell>
            <table:table-cell table:style-name="Table1.A2" office:value-type="string">
              <text:p text:style-name="P11">8</text:p>
            </table:table-cell>
            <table:table-cell table:style-name="Table1.A2" office:value-type="string">
              <text:p text:style-name="P11">10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1</text:p>
            </table:table-cell>
            <table:table-cell table:style-name="Table1.A2" office:value-type="string">
              <text:p text:style-name="P11">4</text:p>
            </table:table-cell>
            <table:table-cell table:style-name="Table1.G2" office:value-type="string">
              <text:p text:style-name="P11">11</text:p>
            </table:table-cell>
          </table:table-row>
          <table:table-row>
            <table:table-cell table:style-name="Table1.A2" office:value-type="string">
              <text:p text:style-name="P11">15</text:p>
            </table:table-cell>
            <table:table-cell table:style-name="Table1.A2" office:value-type="string">
              <text:p text:style-name="P11">3</text:p>
            </table:table-cell>
            <table:table-cell table:style-name="Table1.A2" office:value-type="string">
              <text:p text:style-name="P11">7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1</text:p>
            </table:table-cell>
            <table:table-cell table:style-name="Table1.A2" office:value-type="string">
              <text:p text:style-name="P11">16</text:p>
            </table:table-cell>
            <table:table-cell table:style-name="Table1.G2" office:value-type="string">
              <text:p text:style-name="P11">9</text:p>
            </table:table-cell>
          </table:table-row>
          <table:table-row>
            <table:table-cell table:style-name="Table1.A2" office:value-type="string">
              <text:p text:style-name="P11">13</text:p>
            </table:table-cell>
            <table:table-cell table:style-name="Table1.A2" office:value-type="string">
              <text:p text:style-name="P11">8</text:p>
            </table:table-cell>
            <table:table-cell table:style-name="Table1.A2" office:value-type="string">
              <text:p text:style-name="P11">11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5</text:p>
            </table:table-cell>
            <table:table-cell table:style-name="Table1.A2" office:value-type="string">
              <text:p text:style-name="P11">18</text:p>
            </table:table-cell>
            <table:table-cell table:style-name="Table1.G2" office:value-type="string">
              <text:p text:style-name="P11">3</text:p>
            </table:table-cell>
          </table:table-row>
          <table:table-row>
            <table:table-cell table:style-name="Table1.A2" office:value-type="string">
              <text:p text:style-name="P11">13</text:p>
            </table:table-cell>
            <table:table-cell table:style-name="Table1.A2" office:value-type="string">
              <text:p text:style-name="P11">10</text:p>
            </table:table-cell>
            <table:table-cell table:style-name="Table1.A2" office:value-type="string">
              <text:p text:style-name="P11">3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3</text:p>
            </table:table-cell>
            <table:table-cell table:style-name="Table1.A2" office:value-type="string">
              <text:p text:style-name="P11">12</text:p>
            </table:table-cell>
            <table:table-cell table:style-name="Table1.G2" office:value-type="string">
              <text:p text:style-name="P11">2</text:p>
            </table:table-cell>
          </table:table-row>
          <table:table-row>
            <table:table-cell table:style-name="Table1.A2" office:value-type="string">
              <text:p text:style-name="P11">10</text:p>
            </table:table-cell>
            <table:table-cell table:style-name="Table1.A2" office:value-type="string">
              <text:p text:style-name="P11">8</text:p>
            </table:table-cell>
            <table:table-cell table:style-name="Table1.A2" office:value-type="string">
              <text:p text:style-name="P11">6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3</text:p>
            </table:table-cell>
            <table:table-cell table:style-name="Table1.A2" office:value-type="string">
              <text:p text:style-name="P11">16</text:p>
            </table:table-cell>
            <table:table-cell table:style-name="Table1.G2" office:value-type="string">
              <text:p text:style-name="P11">8</text:p>
            </table:table-cell>
          </table:table-row>
          <table:table-row>
            <table:table-cell table:style-name="Table1.A2" office:value-type="string">
              <text:p text:style-name="P11">10</text:p>
            </table:table-cell>
            <table:table-cell table:style-name="Table1.A2" office:value-type="string">
              <text:p text:style-name="P11">5</text:p>
            </table:table-cell>
            <table:table-cell table:style-name="Table1.A2" office:value-type="string">
              <text:p text:style-name="P11">4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20</text:p>
            </table:table-cell>
            <table:table-cell table:style-name="Table1.A2" office:value-type="string">
              <text:p text:style-name="P11">10</text:p>
            </table:table-cell>
            <table:table-cell table:style-name="Table1.G2" office:value-type="string">
              <text:p text:style-name="P11">7</text:p>
            </table:table-cell>
          </table:table-row>
          <table:table-row>
            <table:table-cell table:style-name="Table1.A2" office:value-type="string">
              <text:p text:style-name="P11">8</text:p>
            </table:table-cell>
            <table:table-cell table:style-name="Table1.A2" office:value-type="string">
              <text:p text:style-name="P11">17</text:p>
            </table:table-cell>
            <table:table-cell table:style-name="Table1.A2" office:value-type="string">
              <text:p text:style-name="P11">5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2</text:p>
            </table:table-cell>
            <table:table-cell table:style-name="Table1.A2" office:value-type="string">
              <text:p text:style-name="P11">19</text:p>
            </table:table-cell>
            <table:table-cell table:style-name="Table1.G2" office:value-type="string">
              <text:p text:style-name="P11">13</text:p>
            </table:table-cell>
          </table:table-row>
          <table:table-row>
            <table:table-cell table:style-name="Table1.A2" office:value-type="string">
              <text:p text:style-name="P11">8</text:p>
            </table:table-cell>
            <table:table-cell table:style-name="Table1.A2" office:value-type="string">
              <text:p text:style-name="P11">12</text:p>
            </table:table-cell>
            <table:table-cell table:style-name="Table1.A2" office:value-type="string">
              <text:p text:style-name="P11">12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2</text:p>
            </table:table-cell>
            <table:table-cell table:style-name="Table1.A2" office:value-type="string">
              <text:p text:style-name="P11">5</text:p>
            </table:table-cell>
            <table:table-cell table:style-name="Table1.G2" office:value-type="string">
              <text:p text:style-name="P11">5</text:p>
            </table:table-cell>
          </table:table-row>
          <table:table-row>
            <table:table-cell table:style-name="Table1.A2" office:value-type="string">
              <text:p text:style-name="P11">12</text:p>
            </table:table-cell>
            <table:table-cell table:style-name="Table1.A2" office:value-type="string">
              <text:p text:style-name="P11">19</text:p>
            </table:table-cell>
            <table:table-cell table:style-name="Table1.A2" office:value-type="string">
              <text:p text:style-name="P11">7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12</text:p>
            </table:table-cell>
            <table:table-cell table:style-name="Table1.A2" office:value-type="string">
              <text:p text:style-name="P11">11</text:p>
            </table:table-cell>
            <table:table-cell table:style-name="Table1.G2" office:value-type="string">
              <text:p text:style-name="P11">4</text:p>
            </table:table-cell>
          </table:table-row>
          <table:table-row>
            <table:table-cell table:style-name="Table1.A2" office:value-type="string">
              <text:p text:style-name="P11">17</text:p>
            </table:table-cell>
            <table:table-cell table:style-name="Table1.A2" office:value-type="string">
              <text:p text:style-name="P11">14</text:p>
            </table:table-cell>
            <table:table-cell table:style-name="Table1.A2" office:value-type="string">
              <text:p text:style-name="P11">14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20</text:p>
            </table:table-cell>
            <table:table-cell table:style-name="Table1.A2" office:value-type="string">
              <text:p text:style-name="P11">7</text:p>
            </table:table-cell>
            <table:table-cell table:style-name="Table1.G2" office:value-type="string">
              <text:p text:style-name="P11">15</text:p>
            </table:table-cell>
          </table:table-row>
          <table:table-row>
            <table:table-cell table:style-name="Table1.A2" office:value-type="string">
              <text:p text:style-name="P11">17</text:p>
            </table:table-cell>
            <table:table-cell table:style-name="Table1.A2" office:value-type="string">
              <text:p text:style-name="P11">6</text:p>
            </table:table-cell>
            <table:table-cell table:style-name="Table1.A2" office:value-type="string">
              <text:p text:style-name="P11">12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4</text:p>
            </table:table-cell>
            <table:table-cell table:style-name="Table1.A2" office:value-type="string">
              <text:p text:style-name="P11">18</text:p>
            </table:table-cell>
            <table:table-cell table:style-name="Table1.G2" office:value-type="string">
              <text:p text:style-name="P11">14</text:p>
            </table:table-cell>
          </table:table-row>
          <table:table-row>
            <table:table-cell table:style-name="Table1.A2" office:value-type="string">
              <text:p text:style-name="P11">14</text:p>
            </table:table-cell>
            <table:table-cell table:style-name="Table1.A2" office:value-type="string">
              <text:p text:style-name="P11">6</text:p>
            </table:table-cell>
            <table:table-cell table:style-name="Table1.A2" office:value-type="string">
              <text:p text:style-name="P11">11</text:p>
            </table:table-cell>
            <table:table-cell table:style-name="Table1.A2" office:value-type="string">
              <text:p text:style-name="P11"/>
            </table:table-cell>
            <table:table-cell table:style-name="Table1.A2" office:value-type="string">
              <text:p text:style-name="P11">3</text:p>
            </table:table-cell>
            <table:table-cell table:style-name="Table1.A2" office:value-type="string">
              <text:p text:style-name="P11">14</text:p>
            </table:table-cell>
            <table:table-cell table:style-name="Table1.G2" office:value-type="string">
              <text:p text:style-name="P11">16</text:p>
            </table:table-cell>
          </table:table-row>
        </table:table>
        <text:p text:style-name="P17"/>
        <text:p text:style-name="P17"/>
      </text:section>
      <text:p text:style-name="Text_20_body"><text:span text:style-name="T6"/></text:p>
      <text:p text:style-name="Text_20_body"><text:span text:style-name="T6"/></text:p>
      <text:p text:style-name="Text_20_body"><text:soft-page-break/><text:span text:style-name="T6">Результат:</text:span></text:p>
      <text:p text:style-name="P6">Min path from &lt;1&gt; to &lt;2&gt; : 1 2 weight : 5 </text:p>
      <text:p text:style-name="P6">Min path from &lt;1&gt; to &lt;3&gt; : 1 3 weight : 8 </text:p>
      <text:p text:style-name="P6">Min path from &lt;1&gt; to &lt;4&gt; : 1 3 12 11 4 weight : 25 </text:p>
      <text:p text:style-name="P6">Min path from &lt;1&gt; to &lt;5&gt; : 1 3 12 5 weight : 15 </text:p>
      <text:p text:style-name="P6">Min path from &lt;1&gt; to &lt;6&gt; : 1 3 8 17 6 weight : 35 </text:p>
      <text:p text:style-name="P6">Min path from &lt;1&gt; to &lt;7&gt; : 1 20 7 weight : 24 </text:p>
      <text:p text:style-name="P6">Min path from &lt;1&gt; to &lt;8&gt; : 1 3 8 weight : 18 </text:p>
      <text:p text:style-name="P6">Min path from &lt;1&gt; to &lt;9&gt; : 1 3 9 weight : 13 </text:p>
      <text:p text:style-name="P6">Min path from &lt;1&gt; to &lt;10&gt; : 1 20 10 weight : 16 </text:p>
      <text:p text:style-name="P6">Min path from &lt;1&gt; to &lt;11&gt; : 1 3 12 11 weight : 14 </text:p>
      <text:p text:style-name="P6">Min path from &lt;1&gt; to &lt;12&gt; : 1 3 12 weight : 10 </text:p>
      <text:p text:style-name="P6">Min path from &lt;1&gt; to &lt;13&gt; : 1 2 15 13 weight : 13 </text:p>
      <text:p text:style-name="P6">Min path from &lt;1&gt; to &lt;14&gt; : 1 3 14 weight : 24 </text:p>
      <text:p text:style-name="P6">Min path from &lt;1&gt; to &lt;15&gt; : 1 2 15 weight : 9 </text:p>
      <text:p text:style-name="P6">Min path from &lt;1&gt; to &lt;16&gt; : 1 2 15 13 16 weight : 21 </text:p>
      <text:p text:style-name="P6">Min path from &lt;1&gt; to &lt;17&gt; : 1 3 8 17 weight : 23 </text:p>
      <text:p text:style-name="P6">Min path from &lt;1&gt; to &lt;18&gt; : 1 3 12 5 18 weight : 18 </text:p>
      <text:p text:style-name="P6">Min path from &lt;1&gt; to &lt;19&gt; : 1 3 12 19 weight : 17 </text:p>
      <text:p text:style-name="P6">Min path from &lt;1&gt; to &lt;20&gt; : 1 20 weight : 9 </text:p>
      <text:p text:style-name="P9"/>
      <text:h text:style-name="P19" text:outline-level="1"><text:span text:style-name="Source_20_Text"><text:span text:style-name="T3">Ссылки</text:span></text:span></text:h>
      <text:list xml:id="list646463130" text:style-name="L2">
        <text:list-item>
          <text:p text:style-name="P16">http://www.mkurnosov.net/teaching/index.php/DSA/Spring2016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" svg:font-family="Times" style:font-family-generic="roman"/>
    <style:font-face style:name="Calibri" svg:font-family="Calibri" style:font-family-generic="swiss"/>
    <style:font-face style:name="Aparajita" svg:font-family="Aparajita" style:font-family-generic="modern" style:font-pitch="fixed"/>
    <style:font-face style:name="Courier New" svg:font-family="'Courier New'" style:font-family-generic="modern" style:font-pitch="fixed"/>
    <style:font-face style:name="WenQuanYi Zen Hei Sharp" svg:font-family="'WenQuanYi Zen Hei Sharp'" style:font-family-generic="modern" style:font-pitch="fixed"/>
    <style:font-face style:name="Consolas" svg:font-family="Consolas" style:font-family-generic="swiss" style:font-pitch="fixed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Calibri" fo:font-size="11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libri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alibri" fo:font-size="12pt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size="12pt"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WenQuanYi Zen Hei Sharp" style:font-size-asian="10pt" style:font-name-complex="Aparajita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WenQuanYi Zen Hei Sharp" style:font-name-complex="Aparajit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666666" style:font-name="Calibri1" fo:font-size="9pt" style:font-size-asian="9pt" style:font-size-complex="9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666666" fo:border-left="none" fo:border-right="none" fo:padding="0.0591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Курс «Структуры и алгоритмы обработки данных», СибГУТИ, Весна, 2016 <text:s text:c="47"/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hail Kurnosov</meta:initial-creator>
    <meta:creation-date>2014-02-07T12:33:34.637197456</meta:creation-date>
    <meta:generator>LibreOffice/3.5$Linux_X86_64 LibreOffice_project/350m1$Build-2</meta:generator>
    <dc:date>2016-06-01T06:20:43</dc:date>
    <meta:editing-duration>PT18H5M13S</meta:editing-duration>
    <meta:editing-cycles>271</meta:editing-cycles>
    <meta:document-statistic meta:table-count="1" meta:image-count="0" meta:object-count="0" meta:page-count="2" meta:paragraph-count="163" meta:word-count="539" meta:character-count="2284" meta:non-whitespace-character-count="1844"/>
  </office:meta>
</office:document-meta>
</file>